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315.9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068.66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none" style:font-style-asian="italic" style:font-style-complex="italic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2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 Type</text:p>
          </table:table-cell>
          <table:table-cell table:style-name="ce5" office:value-type="string" calcext:value-type="string">
            <text:p>Item 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</text:p>
          </table:table-cell>
          <table:table-cell table:style-name="ce6" office:value-type="string" calcext:value-type="string">
            <text:p>Sony KD60X690E 60-Inch 4K Ultra HD Smart LED TV (2017 Model)</text:p>
          </table:table-cell>
          <table:table-cell table:style-name="ce9" office:value-type="currency" office:currency="USD" office:value="798" calcext:value-type="currency">
            <text:p>$798.00</text:p>
          </table:table-cell>
          <table:table-cell table:style-name="ce11" office:value-type="string" calcext:value-type="string">
            <text:p><text:a xlink:href="https://www.amazon.com/Sony-KD60X690E-60-Inch-Ultra-Smart/dp/B0714MSLQ8/ref=sr_1_3?s=electronics&amp;ie=UTF8&amp;qid=1523379715&amp;sr=1-3&amp;keywords=sony+60%22+tv" xlink:type="simple">https://www.amazon.com/Sony-KD60X690E-60-Inch-Ultra-Smart/dp/B0714MSLQ8/ref=sr_1_3?s=electronics&amp;ie=UTF8&amp;qid=1523379715&amp;sr=1-3&amp;keywords=sony+60%22+tv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 5e Cable</text:p>
          </table:table-cell>
          <table:table-cell table:style-name="ce7" office:value-type="string" calcext:value-type="string">
            <text:p>Cat 5e Cable: StarTech WIR5ECMPHBL - $117.77</text:p>
          </table:table-cell>
          <table:table-cell table:style-name="ce10" office:value-type="currency" office:currency="USD" office:value="117.77" calcext:value-type="currency">
            <text:p>$117.77</text:p>
          </table:table-cell>
          <table:table-cell office:value-type="string" calcext:value-type="string">
            <text:p>https://www.amazon.com/StarTech-com-Plenum-Cat5e-Solid-Cable/dp/B00LV9SQM8/ref=sr_1_1?s=electronics&amp;ie=UTF8&amp;qid=1523459671&amp;sr=1-1&amp;keywords=startech+wir5ecmph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Server</text:p>
          </table:table-cell>
          <table:table-cell office:value-type="string" calcext:value-type="string">
            <text:p>Synology DS1517+, Five WD Red 4TB NAS Drives</text:p>
          </table:table-cell>
          <table:table-cell table:style-name="ce9" office:value-type="currency" office:currency="USD" office:value="7710" calcext:value-type="currency">
            <text:p>$7,710.00</text:p>
          </table:table-cell>
          <table:table-cell office:value-type="string" calcext:value-type="string">
            <text:p>https://www.amazon.com/Synology-DiskStation-DS1517-8GB-Diskless/dp/B06Y4VFRQP/ref=sr_1_1?s=electronics&amp;ie=UTF8&amp;qid=1523459639&amp;sr=1-1&amp;keywords=synology+ds1517%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up File Server</text:p>
          </table:table-cell>
          <table:table-cell office:value-type="string" calcext:value-type="string">
            <text:p>WD Red 8TB NAS Drive in Client Computer</text:p>
          </table:table-cell>
          <table:table-cell table:style-name="ce9" office:value-type="currency" office:currency="USD" office:value="2089" calcext:value-type="currency">
            <text:p>$2,089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WAP: Ubiquiti UniFi AC PRO</text:p>
          </table:table-cell>
          <table:table-cell table:style-name="ce9" office:value-type="currency" office:currency="USD" office:value="622.19" calcext:value-type="currency">
            <text:p>$622.19</text:p>
          </table:table-cell>
          <table:table-cell office:value-type="string" calcext:value-type="string">
            <text:p>https://www.amazon.com/Ubiquiti-Unifi-Ap-AC-Pro-UAPACPRO5US/dp/B018XX8K66/ref=sr_1_3?ie=UTF8&amp;qid=1523459591&amp;sr=8-3&amp;keywords=ubiquity+unifi+ac+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Ubiquiti Edgerouter X SFP</text:p>
          </table:table-cell>
          <table:table-cell table:style-name="ce9" office:value-type="currency" office:currency="USD" office:value="75.99" calcext:value-type="currency">
            <text:p>$75.99</text:p>
          </table:table-cell>
          <table:table-cell office:value-type="string" calcext:value-type="string">
            <text:p>https://www.amazon.com/Ubiquiti-Edgerouter-SFP-Desktop-ER-X-SFP/dp/B012X45WH6/ref=sr_1_3?s=electronics&amp;ie=UTF8&amp;qid=1523460018&amp;sr=1-3&amp;keywords=ubiquiti+edgerouter+x+sf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Ubiquiti EdgeSwitch ES-24-250W 24-Ports L3 Managed</text:p>
          </table:table-cell>
          <table:table-cell table:style-name="ce9" office:value-type="currency" office:currency="USD" office:value="385.5" calcext:value-type="currency">
            <text:p>$385.50</text:p>
          </table:table-cell>
          <table:table-cell office:value-type="string" calcext:value-type="string">
            <text:p>https://www.amazon.com/Ubiquiti-EdgeSwitch-ES-24-250W-24-Ports-Managed/dp/B00LV8Z2V2/ref=sr_1_1?s=electronics&amp;ie=UTF8&amp;qid=1523460566&amp;sr=1-1&amp;keywords=ubiquiti+edgeswitch+es-24-250w+24-ports+l3+manag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UBNT UniFi Security Gateway</text:p>
          </table:table-cell>
          <table:table-cell table:style-name="ce9" office:value-type="currency" office:currency="USD" office:value="75" calcext:value-type="currency">
            <text:p>$75.00</text:p>
          </table:table-cell>
          <table:table-cell office:value-type="string" calcext:value-type="string">
            <text:p>https://www.amazon.com/Ubiquiti-Unifi-Security-Gateway-USG/dp/B00LV8YZLK/ref=sr_1_5_sspa?s=electronics&amp;ie=UTF8&amp;qid=1523460741&amp;sr=1-5-spons&amp;keywords=UBNT+unifi+security+gateway&amp;psc=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Server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https://www.nginx.com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https://mariadb.org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9" office:value-type="currency" office:currency="USD" office:value="11873.45" calcext:value-type="currency">
            <text:p>$11,873.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e-Built Computer</text:p>
          </table:table-cell>
          <table:table-cell office:value-type="string" calcext:value-type="string">
            <text:p>Dell Inspiron i7559-2512BLK 15.6 Inch FHD Laptop</text:p>
          </table:table-cell>
          <table:table-cell table:style-name="ce9" office:value-type="currency" office:currency="USD" office:value="719.45" calcext:value-type="currency">
            <text:p>$719.45</text:p>
          </table:table-cell>
          <table:table-cell table:style-name="ce12" office:value-type="string" calcext:value-type="string" table:number-columns-spanned="1" table:number-rows-spanned="2">
            <text:p>https://www.amazon.com/Dell-Inspiron-i7559-2512BLK-Generation-GeForce/dp/B015PYZ0J6/ref=as_at?creativeASIN=B015PYZ0J6&amp;imprToken=mDPnTHaC2s2JR72xkEtW8g&amp;slotNum=11&amp;_encoding=UTF8&amp;camp=1789&amp;creative=9325&amp;linkCode=ur2&amp;tag=rf-2016-20&amp;linkId=3FQSUHDRQJ7VQGC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30x Computers</text:p>
          </table:table-cell>
          <table:table-cell table:style-name="ce9" office:value-type="currency" office:currency="USD" office:value="21583.5" calcext:value-type="currency">
            <text:p>$21,583.5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ustom Built Compu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5-8400</text:p>
          </table:table-cell>
          <table:table-cell table:style-name="ce9" office:value-type="currency" office:currency="USD" office:value="178.9" calcext:value-type="currency">
            <text:p>$178.90</text:p>
          </table:table-cell>
          <table:table-cell office:value-type="string" calcext:value-type="string">
            <text:p>https://www.newegg.com/Product/Product.aspx?Item=N82E16819117824&amp;cm_re=Intel_Core_i5-8400-_-19-117-824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O</text:p>
          </table:table-cell>
          <table:table-cell office:value-type="string" calcext:value-type="string">
            <text:p>MSI Z370-A-PRO</text:p>
          </table:table-cell>
          <table:table-cell table:style-name="ce9" office:value-type="currency" office:currency="USD" office:value="89.99" calcext:value-type="currency">
            <text:p>$89.99</text:p>
          </table:table-cell>
          <table:table-cell office:value-type="string" calcext:value-type="string">
            <text:p>https://www.newegg.com/Product/Product.aspx?Item=9SIA25V6XE3817&amp;cm_re=MSI%u00a0Z370-A-PRO-_-9SIA25V6XE3817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G.Skill Aegis 8GB</text:p>
          </table:table-cell>
          <table:table-cell table:style-name="ce9" office:value-type="currency" office:currency="USD" office:value="87.89" calcext:value-type="currency">
            <text:p>$87.89</text:p>
          </table:table-cell>
          <table:table-cell office:value-type="string" calcext:value-type="string">
            <text:p>https://www.newegg.com/Product/Product.aspx?Item=N82E16820232419&amp;cm_re=G.Skill_Aegis_8GB-_-20-232-419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 250GB</text:p>
          </table:table-cell>
          <table:table-cell table:style-name="ce9" office:value-type="currency" office:currency="USD" office:value="115.89" calcext:value-type="currency">
            <text:p>$115.89</text:p>
          </table:table-cell>
          <table:table-cell office:value-type="string" calcext:value-type="string">
            <text:p>https://www.newegg.com/Product/Product.aspx?Item=9SIA12K2GN1585&amp;cm_re=Samsung_850_EVO_250GB-_-20-147-372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ooler Master MasterBox MB600L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office:value-type="string" calcext:value-type="string">
            <text:p>https://www.newegg.com/Product/Product.aspx?Item=N82E16811119329&amp;cm_re=Cooler_Master_MasterBox%u00a0MB600L-_-11-119-329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Windows 10 Pro 64bit</text:p>
          </table:table-cell>
          <table:table-cell table:style-name="ce9" office:value-type="currency" office:currency="USD" office:value="89.99" calcext:value-type="currency">
            <text:p>$89.99</text:p>
          </table:table-cell>
          <table:table-cell office:value-type="string" calcext:value-type="string">
            <text:p>https://www.newegg.com/Product/Product.aspx?Item=N82E16832588491&amp;cm_re=Windows_10_Pro_64bit-_-32-588-491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ASUS VP228H</text:p>
          </table:table-cell>
          <table:table-cell table:style-name="ce9" office:value-type="currency" office:currency="USD" office:value="99.99" calcext:value-type="currency">
            <text:p>$99.99</text:p>
          </table:table-cell>
          <table:table-cell office:value-type="string" calcext:value-type="string">
            <text:p>https://www.newegg.com/Product/Product.aspx?Item=N82E16824236678&amp;cm_re=ASUS_VP228H-_-24-236-678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Razer Ornata Chroma</text:p>
          </table:table-cell>
          <table:table-cell table:style-name="ce9" office:value-type="currency" office:currency="USD" office:value="95.99" calcext:value-type="currency">
            <text:p>$95.99</text:p>
          </table:table-cell>
          <table:table-cell office:value-type="string" calcext:value-type="string">
            <text:p>https://www.newegg.com/Product/Product.aspx?Item=9SIACB964B5447&amp;cm_re=Razer_Ornata_Chroma-_-32N-0017-00048-_-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Logitech MX Master 2S</text:p>
          </table:table-cell>
          <table:table-cell table:style-name="ce9" office:value-type="currency" office:currency="USD" office:value="99.99" calcext:value-type="currency">
            <text:p>$99.99</text:p>
          </table:table-cell>
          <table:table-cell office:value-type="string" calcext:value-type="string">
            <text:p>https://www.newegg.com/Product/Product.aspx?Item=N82E16826197028&amp;cm_re=Logitech_MX_Master_2S-_-26-197-028-_-Produc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/>
          <table:table-cell table:style-name="ce9" office:value-type="currency" office:currency="USD" office:value="908.62" calcext:value-type="currency">
            <text:p>$908.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0x Computers</text:p>
          </table:table-cell>
          <table:table-cell/>
          <table:table-cell table:style-name="ce9" office:value-type="currency" office:currency="USD" office:value="27258.6" calcext:value-type="currency">
            <text:p>$27,258.6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n" number:country="US">
      <loext:text> </loext:text>
      <loext:fill-character> </loext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26:58</meta:creation-date>
    <dc:date>2018-04-11T09:30:06.483320656</dc:date>
    <meta:generator>LibreOffice/5.2.7.2$Linux_X86_64 LibreOffice_project/20m0$Build-2</meta:generator>
    <meta:editing-duration>PT14M19S</meta:editing-duration>
    <meta:editing-cycles>2</meta:editing-cycles>
    <meta:document-statistic meta:table-count="1" meta:cell-count="90" meta:object-count="0"/>
    <meta:user-defined meta:name="AppVersion">16.0300</meta:user-defined>
  </office:meta>
</office:document-meta>
</file>